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161in"/>
    </style:style>
    <style:style style:name="co3" style:family="table-column">
      <style:table-column-properties fo:break-before="auto" style:column-width="0.6236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7957in"/>
    </style:style>
    <style:style style:name="co6" style:family="table-column">
      <style:table-column-properties fo:break-before="auto" style:column-width="0.9035in"/>
    </style:style>
    <style:style style:name="co7" style:family="table-column">
      <style:table-column-properties fo:break-before="auto" style:column-width="1.2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7" number:automatic-order="true">
      <number:day-of-week/>
      <number:text>, </number:text>
      <number:month number:textual="true"/>
      <number:text> </number:text>
      <number:day/>
      <number:text>, </number:text>
      <number:year/>
    </number:date-style>
    <style:style style:name="ce1" style:family="table-cell" style:parent-style-name="Default" style:data-style-name="N7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ce1"/>
        <table:table-row table:style-name="ro1">
          <table:table-cell table:number-columns-repeated="2"/>
          <table:table-cell office:value-type="string">
            <text:p>Horas</text:p>
          </table:table-cell>
          <table:table-cell office:value-type="string">
            <text:p>Horas acum.</text:p>
          </table:table-cell>
          <table:table-cell office:value-type="string">
            <text:p>Sesión</text:p>
          </table:table-cell>
          <table:table-cell/>
          <table:table-cell office:value-type="string">
            <text:p>Fecha aprox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Introducción</text:p>
          </table:table-cell>
          <table:table-cell office:value-type="float" office:value="1">
            <text:p>1</text:p>
          </table:table-cell>
          <table:table-cell table:formula="of:=[.C2]" office:value-type="float" office:value="1">
            <text:p>1</text:p>
          </table:table-cell>
          <table:table-cell table:formula="of:=TRUNC(([.D2]/3) - 0.01)" office:value-type="float" office:value="0">
            <text:p>0</text:p>
          </table:table-cell>
          <table:table-cell table:style-name="ce1" office:value-type="date" office:date-value="2011-05-12">
            <text:p>Thu, May 12, 11</text:p>
          </table:table-cell>
          <table:table-cell table:formula="of:=[.F2]+7*[.E2]" office:value-type="date" office:date-value="2011-05-12">
            <text:p>Thu, May 12, 1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earch</text:p>
          </table:table-cell>
          <table:table-cell office:value-type="float" office:value="1">
            <text:p>1</text:p>
          </table:table-cell>
          <table:table-cell table:formula="of:=[.C3]+[.D2]" office:value-type="float" office:value="2">
            <text:p>2</text:p>
          </table:table-cell>
          <table:table-cell table:formula="of:=TRUNC(([.D3]/3) - 0.01)" office:value-type="float" office:value="0">
            <text:p>0</text:p>
          </table:table-cell>
          <table:table-cell table:style-name="ce1" office:value-type="date" office:date-value="2011-05-12">
            <text:p>Thu, May 12, 11</text:p>
          </table:table-cell>
          <table:table-cell table:formula="of:=[.F3]+7*[.E3]" office:value-type="date" office:date-value="2011-05-12">
            <text:p>Thu, May 12, 1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Fundamentos IA</text:p>
          </table:table-cell>
          <table:table-cell office:value-type="float" office:value="1">
            <text:p>1</text:p>
          </table:table-cell>
          <table:table-cell table:formula="of:=[.C4]+[.D3]" office:value-type="float" office:value="3">
            <text:p>3</text:p>
          </table:table-cell>
          <table:table-cell table:formula="of:=TRUNC(([.D4]/3) - 0.01)" office:value-type="float" office:value="0">
            <text:p>0</text:p>
          </table:table-cell>
          <table:table-cell table:style-name="ce1" office:value-type="date" office:date-value="2011-05-12">
            <text:p>Thu, May 12, 11</text:p>
          </table:table-cell>
          <table:table-cell table:formula="of:=[.F4]+7*[.E4]" office:value-type="date" office:date-value="2011-05-12">
            <text:p>Thu, May 12, 1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SP 1</text:p>
          </table:table-cell>
          <table:table-cell office:value-type="float" office:value="1">
            <text:p>1</text:p>
          </table:table-cell>
          <table:table-cell table:formula="of:=[.C5]+[.D4]" office:value-type="float" office:value="4">
            <text:p>4</text:p>
          </table:table-cell>
          <table:table-cell table:formula="of:=TRUNC(([.D5]/3) - 0.01)" office:value-type="float" office:value="1">
            <text:p>1</text:p>
          </table:table-cell>
          <table:table-cell table:style-name="ce1" office:value-type="date" office:date-value="2011-05-12">
            <text:p>Thu, May 12, 11</text:p>
          </table:table-cell>
          <table:table-cell table:formula="of:=[.F5]+7*[.E5]" office:value-type="date" office:date-value="2011-05-19">
            <text:p>Thu, May 19, 1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SP 2</text:p>
          </table:table-cell>
          <table:table-cell office:value-type="float" office:value="1">
            <text:p>1</text:p>
          </table:table-cell>
          <table:table-cell table:formula="of:=[.C6]+[.D5]" office:value-type="float" office:value="5">
            <text:p>5</text:p>
          </table:table-cell>
          <table:table-cell table:formula="of:=TRUNC(([.D6]/3) - 0.01)" office:value-type="float" office:value="1">
            <text:p>1</text:p>
          </table:table-cell>
          <table:table-cell table:style-name="ce1" office:value-type="date" office:date-value="2011-05-12">
            <text:p>Thu, May 12, 11</text:p>
          </table:table-cell>
          <table:table-cell table:formula="of:=[.F6]+7*[.E6]" office:value-type="date" office:date-value="2011-05-19">
            <text:p>Thu, May 19, 1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CSP 3</text:p>
          </table:table-cell>
          <table:table-cell office:value-type="float" office:value="1">
            <text:p>1</text:p>
          </table:table-cell>
          <table:table-cell table:formula="of:=[.C7]+[.D6]" office:value-type="float" office:value="6">
            <text:p>6</text:p>
          </table:table-cell>
          <table:table-cell table:formula="of:=TRUNC(([.D7]/3) - 0.01)" office:value-type="float" office:value="1">
            <text:p>1</text:p>
          </table:table-cell>
          <table:table-cell table:style-name="ce1" office:value-type="date" office:date-value="2011-05-12">
            <text:p>Thu, May 12, 11</text:p>
          </table:table-cell>
          <table:table-cell table:formula="of:=[.F7]+7*[.E7]" office:value-type="date" office:date-value="2011-05-19">
            <text:p>Thu, May 19, 1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CSP 4</text:p>
          </table:table-cell>
          <table:table-cell office:value-type="float" office:value="1">
            <text:p>1</text:p>
          </table:table-cell>
          <table:table-cell table:formula="of:=[.C8]+[.D7]" office:value-type="float" office:value="7">
            <text:p>7</text:p>
          </table:table-cell>
          <table:table-cell table:formula="of:=TRUNC(([.D8]/3) - 0.01)" office:value-type="float" office:value="2">
            <text:p>2</text:p>
          </table:table-cell>
          <table:table-cell table:style-name="ce1" office:value-type="date" office:date-value="2011-05-12">
            <text:p>Thu, May 12, 11</text:p>
          </table:table-cell>
          <table:table-cell table:formula="of:=[.F8]+7*[.E8]" office:value-type="date" office:date-value="2011-05-26">
            <text:p>Thu, May 26, 1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Logic 1</text:p>
          </table:table-cell>
          <table:table-cell office:value-type="float" office:value="1">
            <text:p>1</text:p>
          </table:table-cell>
          <table:table-cell table:formula="of:=[.C9]+[.D8]" office:value-type="float" office:value="8">
            <text:p>8</text:p>
          </table:table-cell>
          <table:table-cell table:formula="of:=TRUNC(([.D9]/3) - 0.01)" office:value-type="float" office:value="2">
            <text:p>2</text:p>
          </table:table-cell>
          <table:table-cell table:style-name="ce1" office:value-type="date" office:date-value="2011-05-12">
            <text:p>Thu, May 12, 11</text:p>
          </table:table-cell>
          <table:table-cell table:formula="of:=[.F9]+7*[.E9]" office:value-type="date" office:date-value="2011-05-26">
            <text:p>Thu, May 26, 1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Logic 2</text:p>
          </table:table-cell>
          <table:table-cell office:value-type="float" office:value="1">
            <text:p>1</text:p>
          </table:table-cell>
          <table:table-cell table:formula="of:=[.C10]+[.D9]" office:value-type="float" office:value="9">
            <text:p>9</text:p>
          </table:table-cell>
          <table:table-cell table:formula="of:=TRUNC(([.D10]/3) - 0.01)" office:value-type="float" office:value="2">
            <text:p>2</text:p>
          </table:table-cell>
          <table:table-cell table:style-name="ce1" office:value-type="date" office:date-value="2011-05-12">
            <text:p>Thu, May 12, 11</text:p>
          </table:table-cell>
          <table:table-cell table:formula="of:=[.F10]+7*[.E10]" office:value-type="date" office:date-value="2011-05-26">
            <text:p>Thu, May 26, 1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Logic 3</text:p>
          </table:table-cell>
          <table:table-cell office:value-type="float" office:value="1">
            <text:p>1</text:p>
          </table:table-cell>
          <table:table-cell table:formula="of:=[.C11]+[.D10]" office:value-type="float" office:value="10">
            <text:p>10</text:p>
          </table:table-cell>
          <table:table-cell table:formula="of:=TRUNC(([.D11]/3) - 0.01)" office:value-type="float" office:value="3">
            <text:p>3</text:p>
          </table:table-cell>
          <table:table-cell table:style-name="ce1" office:value-type="date" office:date-value="2011-05-12">
            <text:p>Thu, May 12, 11</text:p>
          </table:table-cell>
          <table:table-cell table:formula="of:=[.F11]+7*[.E11]" office:value-type="date" office:date-value="2011-06-02">
            <text:p>Thu, Jun 2, 1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Logic 4</text:p>
          </table:table-cell>
          <table:table-cell office:value-type="float" office:value="1">
            <text:p>1</text:p>
          </table:table-cell>
          <table:table-cell table:formula="of:=[.C12]+[.D11]" office:value-type="float" office:value="11">
            <text:p>11</text:p>
          </table:table-cell>
          <table:table-cell table:formula="of:=TRUNC(([.D12]/3) - 0.01)" office:value-type="float" office:value="3">
            <text:p>3</text:p>
          </table:table-cell>
          <table:table-cell table:style-name="ce1" office:value-type="date" office:date-value="2011-05-12">
            <text:p>Thu, May 12, 11</text:p>
          </table:table-cell>
          <table:table-cell table:formula="of:=[.F12]+7*[.E12]" office:value-type="date" office:date-value="2011-06-02">
            <text:p>Thu, Jun 2, 1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Logic 5</text:p>
          </table:table-cell>
          <table:table-cell office:value-type="float" office:value="1">
            <text:p>1</text:p>
          </table:table-cell>
          <table:table-cell table:formula="of:=[.C13]+[.D12]" office:value-type="float" office:value="12">
            <text:p>12</text:p>
          </table:table-cell>
          <table:table-cell table:formula="of:=TRUNC(([.D13]/3) - 0.01)" office:value-type="float" office:value="3">
            <text:p>3</text:p>
          </table:table-cell>
          <table:table-cell table:style-name="ce1" office:value-type="date" office:date-value="2011-05-12">
            <text:p>Thu, May 12, 11</text:p>
          </table:table-cell>
          <table:table-cell table:formula="of:=[.F13]+7*[.E13]" office:value-type="date" office:date-value="2011-06-02">
            <text:p>Thu, Jun 2, 1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Incertidumbre 1</text:p>
          </table:table-cell>
          <table:table-cell office:value-type="float" office:value="1">
            <text:p>1</text:p>
          </table:table-cell>
          <table:table-cell table:formula="of:=[.C14]+[.D13]" office:value-type="float" office:value="13">
            <text:p>13</text:p>
          </table:table-cell>
          <table:table-cell table:formula="of:=TRUNC(([.D14]/3) - 0.01)" office:value-type="float" office:value="4">
            <text:p>4</text:p>
          </table:table-cell>
          <table:table-cell table:style-name="ce1" office:value-type="date" office:date-value="2011-05-12">
            <text:p>Thu, May 12, 11</text:p>
          </table:table-cell>
          <table:table-cell table:formula="of:=[.F14]+7*[.E14]" office:value-type="date" office:date-value="2011-06-09">
            <text:p>Thu, Jun 9, 1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Incertidumbre 2</text:p>
          </table:table-cell>
          <table:table-cell office:value-type="float" office:value="1">
            <text:p>1</text:p>
          </table:table-cell>
          <table:table-cell table:formula="of:=[.C15]+[.D14]" office:value-type="float" office:value="14">
            <text:p>14</text:p>
          </table:table-cell>
          <table:table-cell table:formula="of:=TRUNC(([.D15]/3) - 0.01)" office:value-type="float" office:value="4">
            <text:p>4</text:p>
          </table:table-cell>
          <table:table-cell table:style-name="ce1" office:value-type="date" office:date-value="2011-05-12">
            <text:p>Thu, May 12, 11</text:p>
          </table:table-cell>
          <table:table-cell table:formula="of:=[.F15]+7*[.E15]" office:value-type="date" office:date-value="2011-06-09">
            <text:p>Thu, Jun 9, 11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Revision PM</text:p>
          </table:table-cell>
          <table:table-cell office:value-type="float" office:value="1">
            <text:p>1</text:p>
          </table:table-cell>
          <table:table-cell table:formula="of:=[.C16]+[.D15]" office:value-type="float" office:value="15">
            <text:p>15</text:p>
          </table:table-cell>
          <table:table-cell table:formula="of:=TRUNC(([.D16]/3) - 0.01)" office:value-type="float" office:value="4">
            <text:p>4</text:p>
          </table:table-cell>
          <table:table-cell table:style-name="ce1" office:value-type="date" office:date-value="2011-05-12">
            <text:p>Thu, May 12, 11</text:p>
          </table:table-cell>
          <table:table-cell table:formula="of:=[.F16]+7*[.E16]" office:value-type="date" office:date-value="2011-06-09">
            <text:p>Thu, Jun 9, 11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Incertidumbre 3</text:p>
          </table:table-cell>
          <table:table-cell office:value-type="float" office:value="1">
            <text:p>1</text:p>
          </table:table-cell>
          <table:table-cell table:formula="of:=[.C17]+[.D16]" office:value-type="float" office:value="16">
            <text:p>16</text:p>
          </table:table-cell>
          <table:table-cell table:formula="of:=TRUNC(([.D17]/3) - 0.01)" office:value-type="float" office:value="5">
            <text:p>5</text:p>
          </table:table-cell>
          <table:table-cell table:style-name="ce1" office:value-type="date" office:date-value="2011-05-12">
            <text:p>Thu, May 12, 11</text:p>
          </table:table-cell>
          <table:table-cell table:formula="of:=[.F17]+7*[.E17]" office:value-type="date" office:date-value="2011-06-16">
            <text:p>Thu, Jun 16, 1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Incertidumbre 4</text:p>
          </table:table-cell>
          <table:table-cell office:value-type="float" office:value="1">
            <text:p>1</text:p>
          </table:table-cell>
          <table:table-cell table:formula="of:=[.C18]+[.D17]" office:value-type="float" office:value="17">
            <text:p>17</text:p>
          </table:table-cell>
          <table:table-cell table:formula="of:=TRUNC(([.D18]/3) - 0.01)" office:value-type="float" office:value="5">
            <text:p>5</text:p>
          </table:table-cell>
          <table:table-cell table:style-name="ce1" office:value-type="date" office:date-value="2011-05-12">
            <text:p>Thu, May 12, 11</text:p>
          </table:table-cell>
          <table:table-cell table:formula="of:=[.F18]+7*[.E18]" office:value-type="date" office:date-value="2011-06-16">
            <text:p>Thu, Jun 16, 11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Examen parcial</text:p>
          </table:table-cell>
          <table:table-cell office:value-type="float" office:value="1">
            <text:p>1</text:p>
          </table:table-cell>
          <table:table-cell table:formula="of:=[.C19]+[.D18]" office:value-type="float" office:value="18">
            <text:p>18</text:p>
          </table:table-cell>
          <table:table-cell table:formula="of:=TRUNC(([.D19]/3) - 0.01)" office:value-type="float" office:value="5">
            <text:p>5</text:p>
          </table:table-cell>
          <table:table-cell table:style-name="ce1" office:value-type="date" office:date-value="2011-05-12">
            <text:p>Thu, May 12, 11</text:p>
          </table:table-cell>
          <table:table-cell table:formula="of:=[.F19]+7*[.E19]" office:value-type="date" office:date-value="2011-06-16">
            <text:p>Thu, Jun 16, 1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Learning 1</text:p>
          </table:table-cell>
          <table:table-cell office:value-type="float" office:value="1">
            <text:p>1</text:p>
          </table:table-cell>
          <table:table-cell table:formula="of:=[.C20]+[.D19]" office:value-type="float" office:value="19">
            <text:p>19</text:p>
          </table:table-cell>
          <table:table-cell table:formula="of:=TRUNC(([.D20]/3) - 0.01)" office:value-type="float" office:value="6">
            <text:p>6</text:p>
          </table:table-cell>
          <table:table-cell table:style-name="ce1" office:value-type="date" office:date-value="2011-05-12">
            <text:p>Thu, May 12, 11</text:p>
          </table:table-cell>
          <table:table-cell table:formula="of:=[.F20]+7*[.E20]" office:value-type="date" office:date-value="2011-06-23">
            <text:p>Thu, Jun 23, 1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Learning 2</text:p>
          </table:table-cell>
          <table:table-cell office:value-type="float" office:value="1">
            <text:p>1</text:p>
          </table:table-cell>
          <table:table-cell table:formula="of:=[.C21]+[.D20]" office:value-type="float" office:value="20">
            <text:p>20</text:p>
          </table:table-cell>
          <table:table-cell table:formula="of:=TRUNC(([.D21]/3) - 0.01)" office:value-type="float" office:value="6">
            <text:p>6</text:p>
          </table:table-cell>
          <table:table-cell table:style-name="ce1" office:value-type="date" office:date-value="2011-05-12">
            <text:p>Thu, May 12, 11</text:p>
          </table:table-cell>
          <table:table-cell table:formula="of:=[.F21]+7*[.E21]" office:value-type="date" office:date-value="2011-06-23">
            <text:p>Thu, Jun 23, 1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Learning 3</text:p>
          </table:table-cell>
          <table:table-cell office:value-type="float" office:value="1">
            <text:p>1</text:p>
          </table:table-cell>
          <table:table-cell table:formula="of:=[.C22]+[.D21]" office:value-type="float" office:value="21">
            <text:p>21</text:p>
          </table:table-cell>
          <table:table-cell table:formula="of:=TRUNC(([.D22]/3) - 0.01)" office:value-type="float" office:value="6">
            <text:p>6</text:p>
          </table:table-cell>
          <table:table-cell table:style-name="ce1" office:value-type="date" office:date-value="2011-05-12">
            <text:p>Thu, May 12, 11</text:p>
          </table:table-cell>
          <table:table-cell table:formula="of:=[.F22]+7*[.E22]" office:value-type="date" office:date-value="2011-06-23">
            <text:p>Thu, Jun 23, 11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NN 1</text:p>
          </table:table-cell>
          <table:table-cell office:value-type="float" office:value="1">
            <text:p>1</text:p>
          </table:table-cell>
          <table:table-cell table:formula="of:=[.C23]+[.D22]" office:value-type="float" office:value="22">
            <text:p>22</text:p>
          </table:table-cell>
          <table:table-cell table:formula="of:=TRUNC(([.D23]/3) - 0.01)" office:value-type="float" office:value="7">
            <text:p>7</text:p>
          </table:table-cell>
          <table:table-cell table:style-name="ce1" office:value-type="date" office:date-value="2011-05-12">
            <text:p>Thu, May 12, 11</text:p>
          </table:table-cell>
          <table:table-cell table:formula="of:=[.F23]+7*[.E23]" office:value-type="date" office:date-value="2011-06-30">
            <text:p>Thu, Jun 30, 11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NN 2</text:p>
          </table:table-cell>
          <table:table-cell office:value-type="float" office:value="1">
            <text:p>1</text:p>
          </table:table-cell>
          <table:table-cell table:formula="of:=[.C24]+[.D23]" office:value-type="float" office:value="23">
            <text:p>23</text:p>
          </table:table-cell>
          <table:table-cell table:formula="of:=TRUNC(([.D24]/3) - 0.01)" office:value-type="float" office:value="7">
            <text:p>7</text:p>
          </table:table-cell>
          <table:table-cell table:style-name="ce1" office:value-type="date" office:date-value="2011-05-12">
            <text:p>Thu, May 12, 11</text:p>
          </table:table-cell>
          <table:table-cell table:formula="of:=[.F24]+7*[.E24]" office:value-type="date" office:date-value="2011-06-30">
            <text:p>Thu, Jun 30, 11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NN 3</text:p>
          </table:table-cell>
          <table:table-cell office:value-type="float" office:value="1">
            <text:p>1</text:p>
          </table:table-cell>
          <table:table-cell table:formula="of:=[.C25]+[.D24]" office:value-type="float" office:value="24">
            <text:p>24</text:p>
          </table:table-cell>
          <table:table-cell table:formula="of:=TRUNC(([.D25]/3) - 0.01)" office:value-type="float" office:value="7">
            <text:p>7</text:p>
          </table:table-cell>
          <table:table-cell table:style-name="ce1" office:value-type="date" office:date-value="2011-05-12">
            <text:p>Thu, May 12, 11</text:p>
          </table:table-cell>
          <table:table-cell table:formula="of:=[.F25]+7*[.E25]" office:value-type="date" office:date-value="2011-06-30">
            <text:p>Thu, Jun 30, 11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NN 4</text:p>
          </table:table-cell>
          <table:table-cell office:value-type="float" office:value="1">
            <text:p>1</text:p>
          </table:table-cell>
          <table:table-cell table:formula="of:=[.C26]+[.D25]" office:value-type="float" office:value="25">
            <text:p>25</text:p>
          </table:table-cell>
          <table:table-cell table:formula="of:=TRUNC(([.D26]/3) - 0.01)" office:value-type="float" office:value="8">
            <text:p>8</text:p>
          </table:table-cell>
          <table:table-cell table:style-name="ce1" office:value-type="date" office:date-value="2011-05-12">
            <text:p>Thu, May 12, 11</text:p>
          </table:table-cell>
          <table:table-cell table:formula="of:=[.F26]+7*[.E26]" office:value-type="date" office:date-value="2011-07-07">
            <text:p>Thu, Jul 7, 11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Presentacion NN 1</text:p>
          </table:table-cell>
          <table:table-cell office:value-type="float" office:value="1">
            <text:p>1</text:p>
          </table:table-cell>
          <table:table-cell table:formula="of:=[.C27]+[.D26]" office:value-type="float" office:value="26">
            <text:p>26</text:p>
          </table:table-cell>
          <table:table-cell table:formula="of:=TRUNC(([.D27]/3) - 0.01)" office:value-type="float" office:value="8">
            <text:p>8</text:p>
          </table:table-cell>
          <table:table-cell table:style-name="ce1" office:value-type="date" office:date-value="2011-05-12">
            <text:p>Thu, May 12, 11</text:p>
          </table:table-cell>
          <table:table-cell table:formula="of:=[.F27]+7*[.E27]" office:value-type="date" office:date-value="2011-07-07">
            <text:p>Thu, Jul 7, 11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Presentacion NN 2</text:p>
          </table:table-cell>
          <table:table-cell office:value-type="float" office:value="1">
            <text:p>1</text:p>
          </table:table-cell>
          <table:table-cell table:formula="of:=[.C28]+[.D27]" office:value-type="float" office:value="27">
            <text:p>27</text:p>
          </table:table-cell>
          <table:table-cell table:formula="of:=TRUNC(([.D28]/3) - 0.01)" office:value-type="float" office:value="8">
            <text:p>8</text:p>
          </table:table-cell>
          <table:table-cell table:style-name="ce1" office:value-type="date" office:date-value="2011-05-12">
            <text:p>Thu, May 12, 11</text:p>
          </table:table-cell>
          <table:table-cell table:formula="of:=[.F28]+7*[.E28]" office:value-type="date" office:date-value="2011-07-07">
            <text:p>Thu, Jul 7, 11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Genetic 1</text:p>
          </table:table-cell>
          <table:table-cell office:value-type="float" office:value="1">
            <text:p>1</text:p>
          </table:table-cell>
          <table:table-cell table:formula="of:=[.C29]+[.D28]" office:value-type="float" office:value="28">
            <text:p>28</text:p>
          </table:table-cell>
          <table:table-cell table:formula="of:=TRUNC(([.D29]/3) - 0.01)" office:value-type="float" office:value="9">
            <text:p>9</text:p>
          </table:table-cell>
          <table:table-cell table:style-name="ce1" office:value-type="date" office:date-value="2011-05-12">
            <text:p>Thu, May 12, 11</text:p>
          </table:table-cell>
          <table:table-cell table:formula="of:=[.F29]+7*[.E29]" office:value-type="date" office:date-value="2011-07-14">
            <text:p>Thu, Jul 14, 11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Genetic 2</text:p>
          </table:table-cell>
          <table:table-cell office:value-type="float" office:value="1">
            <text:p>1</text:p>
          </table:table-cell>
          <table:table-cell table:formula="of:=[.C30]+[.D29]" office:value-type="float" office:value="29">
            <text:p>29</text:p>
          </table:table-cell>
          <table:table-cell table:formula="of:=TRUNC(([.D30]/3) - 0.01)" office:value-type="float" office:value="9">
            <text:p>9</text:p>
          </table:table-cell>
          <table:table-cell table:style-name="ce1" office:value-type="date" office:date-value="2011-05-12">
            <text:p>Thu, May 12, 11</text:p>
          </table:table-cell>
          <table:table-cell table:formula="of:=[.F30]+7*[.E30]" office:value-type="date" office:date-value="2011-07-14">
            <text:p>Thu, Jul 14, 1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Genetic 3</text:p>
          </table:table-cell>
          <table:table-cell office:value-type="float" office:value="1">
            <text:p>1</text:p>
          </table:table-cell>
          <table:table-cell table:formula="of:=[.C31]+[.D30]" office:value-type="float" office:value="30">
            <text:p>30</text:p>
          </table:table-cell>
          <table:table-cell table:formula="of:=TRUNC(([.D31]/3) - 0.01)" office:value-type="float" office:value="9">
            <text:p>9</text:p>
          </table:table-cell>
          <table:table-cell table:style-name="ce1" office:value-type="date" office:date-value="2011-05-12">
            <text:p>Thu, May 12, 11</text:p>
          </table:table-cell>
          <table:table-cell table:formula="of:=[.F31]+7*[.E31]" office:value-type="date" office:date-value="2011-07-14">
            <text:p>Thu, Jul 14, 1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Genetic 4</text:p>
          </table:table-cell>
          <table:table-cell office:value-type="float" office:value="1">
            <text:p>1</text:p>
          </table:table-cell>
          <table:table-cell table:formula="of:=[.C32]+[.D31]" office:value-type="float" office:value="31">
            <text:p>31</text:p>
          </table:table-cell>
          <table:table-cell table:formula="of:=TRUNC(([.D32]/3) - 0.01)" office:value-type="float" office:value="10">
            <text:p>10</text:p>
          </table:table-cell>
          <table:table-cell table:style-name="ce1" office:value-type="date" office:date-value="2011-05-12">
            <text:p>Thu, May 12, 11</text:p>
          </table:table-cell>
          <table:table-cell table:formula="of:=[.F32]+7*[.E32]" office:value-type="date" office:date-value="2011-07-21">
            <text:p>Thu, Jul 21, 11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Genetic 5</text:p>
          </table:table-cell>
          <table:table-cell office:value-type="float" office:value="1">
            <text:p>1</text:p>
          </table:table-cell>
          <table:table-cell table:formula="of:=[.C33]+[.D32]" office:value-type="float" office:value="32">
            <text:p>32</text:p>
          </table:table-cell>
          <table:table-cell table:formula="of:=TRUNC(([.D33]/3) - 0.01)" office:value-type="float" office:value="10">
            <text:p>10</text:p>
          </table:table-cell>
          <table:table-cell table:style-name="ce1" office:value-type="date" office:date-value="2011-05-12">
            <text:p>Thu, May 12, 11</text:p>
          </table:table-cell>
          <table:table-cell table:formula="of:=[.F33]+7*[.E33]" office:value-type="date" office:date-value="2011-07-21">
            <text:p>Thu, Jul 21, 11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Revision PF</text:p>
          </table:table-cell>
          <table:table-cell office:value-type="float" office:value="1">
            <text:p>1</text:p>
          </table:table-cell>
          <table:table-cell table:formula="of:=[.C34]+[.D33]" office:value-type="float" office:value="33">
            <text:p>33</text:p>
          </table:table-cell>
          <table:table-cell table:formula="of:=TRUNC(([.D34]/3) - 0.01)" office:value-type="float" office:value="10">
            <text:p>10</text:p>
          </table:table-cell>
          <table:table-cell table:style-name="ce1" office:value-type="date" office:date-value="2011-05-12">
            <text:p>Thu, May 12, 11</text:p>
          </table:table-cell>
          <table:table-cell table:formula="of:=[.F34]+7*[.E34]" office:value-type="date" office:date-value="2011-07-21">
            <text:p>Thu, Jul 21, 11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Parcial final</text:p>
          </table:table-cell>
          <table:table-cell office:value-type="float" office:value="1">
            <text:p>1</text:p>
          </table:table-cell>
          <table:table-cell table:formula="of:=[.C35]+[.D34]" office:value-type="float" office:value="34">
            <text:p>34</text:p>
          </table:table-cell>
          <table:table-cell table:formula="of:=TRUNC(([.D35]/3) - 0.01)" office:value-type="float" office:value="11">
            <text:p>11</text:p>
          </table:table-cell>
          <table:table-cell table:style-name="ce1" office:value-type="date" office:date-value="2011-05-12">
            <text:p>Thu, May 12, 11</text:p>
          </table:table-cell>
          <table:table-cell table:formula="of:=[.F35]+7*[.E35]" office:value-type="date" office:date-value="2011-07-28">
            <text:p>Thu, Jul 28, 11</text:p>
          </table:table-cell>
        </table:table-row>
        <table:table-row table:style-name="ro1">
          <table:table-cell table:number-columns-repeated="2"/>
          <table:table-cell table:formula="of:=SUM([.C2:.C35])" office:value-type="float" office:value="34">
            <text:p>34</text:p>
          </table:table-cell>
          <table:table-cell table:number-columns-repeated="4"/>
        </table:table-row>
        <table:table-row table:style-name="ro1" table:number-rows-repeated="104853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G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3">06/03/2011</text:date>, <text:time>16:1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umberto Hernandez</meta:initial-creator>
    <meta:creation-date>2011-05-04T18:20:52</meta:creation-date>
    <dc:date>2011-06-03T16:11:39</dc:date>
    <dc:creator>Humberto Hernandez</dc:creator>
    <meta:editing-duration>PT27H31M24S</meta:editing-duration>
    <meta:editing-cycles>6</meta:editing-cycles>
    <meta:generator>OpenOffice.org/3.2$Linux OpenOffice.org_project/320m19$Build-9505</meta:generator>
    <meta:document-statistic meta:table-count="3" meta:cell-count="243" meta:object-count="0"/>
  </office:meta>
</office:document-meta>
</file>